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auto"/>
    </style:style>
    <style:style style:name="P4" style:family="paragraph" style:parent-style-name="Standard">
      <style:paragraph-properties fo:margin-left="0.5in" fo:margin-right="0in" fo:text-align="start" style:justify-single-word="false" fo:text-indent="-0.5in" style:auto-text-indent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/>
    </style:style>
    <style:style style:name="T3" style:family="text">
      <style:text-properties fo:font-style="italic" style:text-underline-style="none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SaaS Passport Publicity Add-On</text:span></text:p>
      <text:p text:style-name="P2"><text:span text:style-name="T2">Version 1.0.0-pre.2</text:span></text:p>
      <text:p text:style-name="P4"><text:span text:style-name="T1">1.</text:span><text:tab/><text:span text:style-name="T3">Publicity</text:span><text:span text:style-name="T1">. Provider may identify Customer as a customer to current and potential customers, and may list Customer's business name and logotype in promotional materials for the Service, such as Provider websites.</text:span></text:p>
      <text:p text:style-name="P4"><text:span text:style-name="T1">2.</text:span><text:tab/><text:span text:style-name="T3">Definitions</text:span><text:span text:style-name="T1">. The following terms mean the same in this add-on as in the base terms: </text:span><text:span text:style-name="T2">Customer</text:span><text:span text:style-name="T1">, </text:span><text:span text:style-name="T2">Provider</text:span><text:span text:style-name="T1">, </text:span><text:span text:style-name="T2">Service</text:span></text:p>
      <text:p text:style-name="P1">[Document ends here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.0835in" loext:contextual-spacing="false" fo:line-height="10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meta:creation-date>2015-02-02T04:09:00</meta:creation-date>
    <dc:date>2015-02-02T04:09:00</dc:date>
    <meta:editing-duration>P0D</meta:editing-duration>
    <meta:generator>LibreOffice/5.2.7.2$Linux_X86_64 LibreOffice_project/20m0$Build-2</meta:generator>
    <meta:document-statistic meta:table-count="0" meta:image-count="0" meta:object-count="0" meta:page-count="1" meta:paragraph-count="5" meta:word-count="60" meta:character-count="398" meta:non-whitespace-character-count="34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